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1024ac" officeooo:paragraph-rsid="001024a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/*</text:p>
      <text:p text:style-name="P1"><text:tab/>Cody Murrer</text:p>
      <text:p text:style-name="P1"><text:tab/>Lab-10</text:p>
      <text:p text:style-name="P1">*/</text:p>
      <text:p text:style-name="P1"/>
      <text:p text:style-name="P1">#include "Employee.h"</text:p>
      <text:p text:style-name="P1">#include &lt;iostream&gt;</text:p>
      <text:p text:style-name="P1"/>
      <text:p text:style-name="P1">int main(){</text:p>
      <text:p text:style-name="P1"/>
      <text:p text:style-name="P1"><text:s text:c="4"/>Employee emp("Joe",30.2);</text:p>
      <text:p text:style-name="P1"><text:s text:c="4"/>Hourly hour("John",20.0);</text:p>
      <text:p text:style-name="P1"><text:s text:c="4"/>Executive exec("BigCheif",900.0);</text:p>
      <text:p text:style-name="P1"/>
      <text:p text:style-name="P1"><text:s text:c="4"/>std::cout&lt;&lt;"\nExecutive\n";</text:p>
      <text:p text:style-name="P1"><text:s text:c="4"/>exec.setBonusPay(950.0);</text:p>
      <text:p text:style-name="P1"><text:s text:c="4"/>exec.print();</text:p>
      <text:p text:style-name="P1"><text:s text:c="4"/>exec.pay();</text:p>
      <text:p text:style-name="P1"/>
      <text:p text:style-name="P1"><text:s text:c="4"/>std::cout&lt;&lt;"\nHourly Worker\n";</text:p>
      <text:p text:style-name="P1"><text:s text:c="4"/>hour.addHours(40);</text:p>
      <text:p text:style-name="P1"><text:s text:c="4"/>hour.print();</text:p>
      <text:p text:style-name="P1"><text:s text:c="4"/>hour.pay();</text:p>
      <text:p text:style-name="P1"/>
      <text:p text:style-name="P1"><text:s text:c="4"/>std::cout&lt;&lt;"\nBase Employee\n";</text:p>
      <text:p text:style-name="P1"><text:s text:c="4"/>emp.print();</text:p>
      <text:p text:style-name="P1"><text:s text:c="4"/>emp.pay();</text:p>
      <text:p text:style-name="P1"/>
      <text:p text:style-name="P1"><text:s text:c="4"/>std::cout&lt;&lt;"\nEmployee Array\n";</text:p>
      <text:p text:style-name="P1"/>
      <text:p text:style-name="P1"><text:s text:c="4"/>Employee *empArr[5];</text:p>
      <text:p text:style-name="P1"/>
      <text:p text:style-name="P1"><text:s text:c="4"/>Hourly test("Boi",15.0);</text:p>
      <text:p text:style-name="P1"><text:s text:c="4"/>Hourly test2("Bill",9.2);</text:p>
      <text:p text:style-name="P1"><text:s text:c="4"/>Hourly test3("Bobby",6.2);</text:p>
      <text:p text:style-name="P1"><text:s text:c="4"/>test.addHours(15);</text:p>
      <text:p text:style-name="P1"><text:s text:c="4"/>test2.addHours(17);</text:p>
      <text:p text:style-name="P1"><text:s text:c="4"/>test3.addHours(20);</text:p>
      <text:p text:style-name="P1"><text:s text:c="4"/>Executive bigBossMan("CEO",600.0);</text:p>
      <text:p text:style-name="P1"><text:s text:c="4"/>Executive smallBossMan("VP",300.0);</text:p>
      <text:p text:style-name="P1"><text:s text:c="4"/>bigBossMan.setBonusPay(200.0);</text:p>
      <text:p text:style-name="P1"><text:s text:c="4"/>smallBossMan.setBonusPay(100.0);</text:p>
      <text:p text:style-name="P1"/>
      <text:p text:style-name="P1"><text:s text:c="4"/>empArr[0] = &amp;test;</text:p>
      <text:p text:style-name="P1"><text:s text:c="4"/>empArr[1] = &amp;test2;</text:p>
      <text:p text:style-name="P1"><text:s text:c="4"/>empArr[2] = &amp;test3;</text:p>
      <text:p text:style-name="P1"><text:s text:c="4"/>empArr[3] = &amp;bigBossMan;</text:p>
      <text:p text:style-name="P1"><text:s text:c="4"/>empArr[4] = &amp;smallBossMan;</text:p>
      <text:p text:style-name="P1"/>
      <text:p text:style-name="P1"><text:soft-page-break/><text:s text:c="4"/>for(int i = 0; i&lt;5; i++){</text:p>
      <text:p text:style-name="P1"/>
      <text:p text:style-name="P1"><text:s text:c="6"/>empArr[i]-&gt;print();</text:p>
      <text:p text:style-name="P1"><text:s text:c="6"/>empArr[i]-&gt;pay();</text:p>
      <text:p text:style-name="P1"><text:s text:c="6"/>std::cout&lt;&lt;"\n";</text:p>
      <text:p text:style-name="P1"><text:s text:c="6"/>//delete[] empArr[count];</text:p>
      <text:p text:style-name="P1"><text:s text:c="4"/>}</text:p>
      <text:p text:style-name="P1"/>
      <text:p text:style-name="P1">}</text:p>
      <text:p text:style-name="P1">***********************************************************************************Employee.cpp</text:p>
      <text:p text:style-name="P1"/>
      <text:p text:style-name="P1">#include "Employee.h"</text:p>
      <text:p text:style-name="P1"/>
      <text:p text:style-name="P1">#include &lt;iostream&gt;</text:p>
      <text:p text:style-name="P1"/>
      <text:p text:style-name="P1"/>
      <text:p text:style-name="P1">// Employee non-default constructor</text:p>
      <text:p text:style-name="P1">Employee::Employee(std::string empName, double empRate){</text:p>
      <text:p text:style-name="P1"><text:s text:c="2"/>payRate = empRate;</text:p>
      <text:p text:style-name="P1"><text:s text:c="2"/>name = empName;</text:p>
      <text:p text:style-name="P1">}</text:p>
      <text:p text:style-name="P1"/>
      <text:p text:style-name="P1">// regular pay for Employee</text:p>
      <text:p text:style-name="P1">double Employee::pay(){</text:p>
      <text:p text:style-name="P1"><text:s text:c="2"/>return 0;</text:p>
      <text:p text:style-name="P1">}</text:p>
      <text:p text:style-name="P1"/>
      <text:p text:style-name="P1">// prints the name and payrate</text:p>
      <text:p text:style-name="P1">void Employee::print(){</text:p>
      <text:p text:style-name="P1"><text:s text:c="2"/>std::cout&lt;&lt;"Name: "&lt;&lt; name&lt;&lt;"\n"&lt;&lt;"Payrate: $"&lt;&lt;payRate&lt;&lt;"\n";</text:p>
      <text:p text:style-name="P1">}</text:p>
      <text:p text:style-name="P1"/>
      <text:p text:style-name="P1"/>
      <text:p text:style-name="P1">// Hourly class constructor</text:p>
      <text:p text:style-name="P1">Hourly::Hourly(std::string empName, double empRate):Employee(empName,empRate){</text:p>
      <text:p text:style-name="P1"><text:s text:c="2"/>hoursWorked = 0;</text:p>
      <text:p text:style-name="P1">}</text:p>
      <text:p text:style-name="P1"/>
      <text:p text:style-name="P1">// Hourly pay = hours*payRate</text:p>
      <text:p text:style-name="P1">double Hourly::pay(){</text:p>
      <text:p text:style-name="P1"><text:s text:c="2"/>double total = hoursWorked*payRate;</text:p>
      <text:p text:style-name="P1"><text:s text:c="2"/>hoursWorked = 0;</text:p>
      <text:p text:style-name="P1"><text:s text:c="2"/>return total;</text:p>
      <text:p text:style-name="P1">}</text:p>
      <text:p text:style-name="P1"/>
      <text:p text:style-name="P1">// sets the hours for hourly Employee</text:p>
      <text:p text:style-name="P1">double Hourly::addHours(double hours){</text:p>
      <text:p text:style-name="P1"><text:s text:c="2"/>hoursWorked = hours;</text:p>
      <text:p text:style-name="P1"><text:soft-page-break/>}</text:p>
      <text:p text:style-name="P1"/>
      <text:p text:style-name="P1">// prints the name the payrate and the hours worked</text:p>
      <text:p text:style-name="P1">void Hourly::print(){</text:p>
      <text:p text:style-name="P1"><text:s text:c="2"/>std::cout&lt;&lt;"Name: "&lt;&lt;name&lt;&lt;"\n"&lt;&lt;"Payrate: $"&lt;&lt;payRate&lt;&lt;" an hour"&lt;&lt;"\n"&lt;&lt;"Hours Worked: "&lt;&lt;hoursWorked&lt;&lt;"\n";</text:p>
      <text:p text:style-name="P1">}</text:p>
      <text:p text:style-name="P1"/>
      <text:p text:style-name="P1"/>
      <text:p text:style-name="P1">Executive::Executive(std::string empName, double empRate):Employee(empName,empRate){</text:p>
      <text:p text:style-name="P1"><text:s text:c="2"/>bonusPay = 0;</text:p>
      <text:p text:style-name="P1">}</text:p>
      <text:p text:style-name="P1">// sets Executive bonus pay</text:p>
      <text:p text:style-name="P1">void Executive::setBonusPay(double x){</text:p>
      <text:p text:style-name="P1"><text:s text:c="2"/>bonusPay = x;</text:p>
      <text:p text:style-name="P1">}</text:p>
      <text:p text:style-name="P1"/>
      <text:p text:style-name="P1">//</text:p>
      <text:p text:style-name="P1">double Executive::pay(){</text:p>
      <text:p text:style-name="P1"><text:s text:c="2"/>double total = Employee::pay()+bonusPay;</text:p>
      <text:p text:style-name="P1"><text:s text:c="2"/>bonusPay = 0;</text:p>
      <text:p text:style-name="P1"><text:s text:c="2"/>return total;</text:p>
      <text:p text:style-name="P1">}</text:p>
      <text:p text:style-name="P1"/>
      <text:p text:style-name="P1">// prints Executive bonus oay after calling Employee print</text:p>
      <text:p text:style-name="P1">void Executive::print(){</text:p>
      <text:p text:style-name="P1"><text:s text:c="2"/>Employee::print();</text:p>
      <text:p text:style-name="P1"><text:s text:c="2"/>std::cout&lt;&lt;"Bonus Pay: $"&lt;&lt;bonusPay&lt;&lt;"\n";</text:p>
      <text:p text:style-name="P1">}</text:p>
      <text:p text:style-name="P1">***********************************************************************************Employee.h</text:p>
      <text:p text:style-name="P1"/>
      <text:p text:style-name="P1">#ifndef EMPLOYEE_H</text:p>
      <text:p text:style-name="P1">#define EMPLOYEE_H</text:p>
      <text:p text:style-name="P1"/>
      <text:p text:style-name="P1">#include &lt;iostream&gt;</text:p>
      <text:p text:style-name="P1"/>
      <text:p text:style-name="P1">class Employee{</text:p>
      <text:p text:style-name="P1"><text:s text:c="2"/>protected:</text:p>
      <text:p text:style-name="P1"><text:s text:c="4"/>double payRate;</text:p>
      <text:p text:style-name="P1"><text:s text:c="4"/>std::string name;</text:p>
      <text:p text:style-name="P1"/>
      <text:p text:style-name="P1"><text:s text:c="2"/>public:</text:p>
      <text:p text:style-name="P1"><text:s text:c="4"/>Employee(std::string empName, double empRate);</text:p>
      <text:p text:style-name="P1"/>
      <text:p text:style-name="P1"><text:s text:c="2"/>virtual <text:s/>double pay();</text:p>
      <text:p text:style-name="P1"><text:s text:c="2"/>virtual <text:s/>void print();</text:p>
      <text:p text:style-name="P1">};</text:p>
      <text:p text:style-name="P1"/>
      <text:p text:style-name="P1"><text:soft-page-break/>class Hourly:public Employee{</text:p>
      <text:p text:style-name="P1"><text:s text:c="2"/>public:</text:p>
      <text:p text:style-name="P1"><text:s text:c="4"/>double hoursWorked;</text:p>
      <text:p text:style-name="P1"/>
      <text:p text:style-name="P1"><text:s text:c="4"/>Hourly(std::string empName, double empRate);</text:p>
      <text:p text:style-name="P1"/>
      <text:p text:style-name="P1"><text:s text:c="4"/>double addHours(double hours);</text:p>
      <text:p text:style-name="P1"><text:s text:c="4"/>double pay() override;</text:p>
      <text:p text:style-name="P1"><text:s text:c="4"/>void print() override;</text:p>
      <text:p text:style-name="P1">};</text:p>
      <text:p text:style-name="P1"/>
      <text:p text:style-name="P1">class Executive: public Employee{</text:p>
      <text:p text:style-name="P1"><text:s text:c="2"/>private:</text:p>
      <text:p text:style-name="P1"><text:s text:c="4"/>double bonusPay;</text:p>
      <text:p text:style-name="P1"><text:s text:c="2"/>public:</text:p>
      <text:p text:style-name="P1"><text:s text:c="4"/>Executive(std::string empName, double empRate);</text:p>
      <text:p text:style-name="P1"><text:s text:c="4"/>void setBonusPay(double bp);</text:p>
      <text:p text:style-name="P1"><text:s text:c="4"/>double pay() override;</text:p>
      <text:p text:style-name="P1"><text:s text:c="4"/>void print() override;</text:p>
      <text:p text:style-name="P1">};</text:p>
      <text:p text:style-name="P1"/>
      <text:p text:style-name="P1">#endif</text:p>
      <text:p text:style-name="P1">***********************************************************************************Output </text:p>
      <text:p text:style-name="P1"/>
      <text:p text:style-name="P1">Executive</text:p>
      <text:p text:style-name="P1">Name: BigCheif</text:p>
      <text:p text:style-name="P1">Payrate: $900</text:p>
      <text:p text:style-name="P1">Bonus Pay: $950</text:p>
      <text:p text:style-name="P1"/>
      <text:p text:style-name="P1">Hourly Worker</text:p>
      <text:p text:style-name="P1">Name: John</text:p>
      <text:p text:style-name="P1">Payrate: $20 an hour</text:p>
      <text:p text:style-name="P1">Hours Worked: 40</text:p>
      <text:p text:style-name="P1"/>
      <text:p text:style-name="P1">Base Employee</text:p>
      <text:p text:style-name="P1">Name: Joe</text:p>
      <text:p text:style-name="P1">Payrate: $30.2</text:p>
      <text:p text:style-name="P1"/>
      <text:p text:style-name="P1">Employee Array</text:p>
      <text:p text:style-name="P1">Name: Boi</text:p>
      <text:p text:style-name="P1">Payrate: $15 an hour</text:p>
      <text:p text:style-name="P1">Hours Worked: 15</text:p>
      <text:p text:style-name="P1"/>
      <text:p text:style-name="P1">Name: Bill</text:p>
      <text:p text:style-name="P1">Payrate: $9.2 an hour</text:p>
      <text:p text:style-name="P1">Hours Worked: 17</text:p>
      <text:p text:style-name="P1"/>
      <text:p text:style-name="P1">Name: Bobby</text:p>
      <text:p text:style-name="P1"><text:soft-page-break/>Payrate: $6.2 an hour</text:p>
      <text:p text:style-name="P1">Hours Worked: 20</text:p>
      <text:p text:style-name="P1"/>
      <text:p text:style-name="P1">Name: CEO</text:p>
      <text:p text:style-name="P1">Payrate: $600</text:p>
      <text:p text:style-name="P1">Bonus Pay: $200</text:p>
      <text:p text:style-name="P1"/>
      <text:p text:style-name="P1">Name: VP</text:p>
      <text:p text:style-name="P1">Payrate: $300</text:p>
      <text:p text:style-name="P1">Bonus Pay: $10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5T22:18:18.454764714</meta:creation-date>
    <dc:date>2019-11-25T22:20:37.341442441</dc:date>
    <meta:editing-duration>PT2M22S</meta:editing-duration>
    <meta:editing-cycles>1</meta:editing-cycles>
    <meta:document-statistic meta:table-count="0" meta:image-count="0" meta:object-count="0" meta:page-count="5" meta:paragraph-count="156" meta:word-count="370" meta:character-count="3636" meta:non-whitespace-character-count="3161"/>
    <meta:generator>LibreOffice/5.3.6.1$Linux_X86_64 LibreOffice_project/30$Build-1</meta:generator>
  </office:meta>
</office:document-meta>
</file>